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283in"/>
    </style:style>
    <style:style style:name="co2" style:family="table-column">
      <style:table-column-properties fo:break-before="auto" style:column-width="1.3783in"/>
    </style:style>
    <style:style style:name="co3" style:family="table-column">
      <style:table-column-properties fo:break-before="auto" style:column-width="1.4118in"/>
    </style:style>
    <style:style style:name="co4" style:family="table-column">
      <style:table-column-properties fo:break-before="auto" style:column-width="1.4283in"/>
    </style:style>
    <style:style style:name="co5" style:family="table-column">
      <style:table-column-properties fo:break-before="auto" style:column-width="1.328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Monospace" style:font-name-asian="Monospace" style:font-name-complex="Monospace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ce5"/>
        <table:table-row table:style-name="ro1">
          <table:table-cell table:style-name="Default"/>
          <table:table-cell table:style-name="ce4" office:value-type="string" calcext:value-type="string">
            <text:p>1 Area_ 1Camera</text:p>
          </table:table-cell>
          <table:table-cell table:style-name="ce4" office:value-type="string" calcext:value-type="string">
            <text:p>1 Area_ 2 Camera</text:p>
          </table:table-cell>
          <table:table-cell table:style-name="ce4" office:value-type="string" calcext:value-type="string">
            <text:p>1 Area_ 4 Camera</text:p>
          </table:table-cell>
          <table:table-cell table:style-name="ce4" office:value-type="string" calcext:value-type="string">
            <text:p>1 Area_ 8 Camera</text:p>
          </table:table-cell>
          <table:table-cell table:style-name="ce4" office:value-type="string" calcext:value-type="string">
            <text:p>1 Area_ 16 Camera</text:p>
          </table:table-cell>
        </table:table-row>
        <table:table-row table:style-name="ro1">
          <table:table-cell office:value-type="string" calcext:value-type="string">
            <text:p>Cloud Energy</text:p>
          </table:table-cell>
          <table:table-cell office:value-type="float" office:value="2727504.99642852" calcext:value-type="float">
            <text:p>2,727,504.996</text:p>
          </table:table-cell>
          <table:table-cell office:value-type="float" office:value="2899361.87857141" calcext:value-type="float">
            <text:p>2,899,361.879</text:p>
          </table:table-cell>
          <table:table-cell office:value-type="float" office:value="2864108.6928571" calcext:value-type="float">
            <text:p>2,864,108.693</text:p>
          </table:table-cell>
          <table:table-cell office:value-type="float" office:value="2846717.68928571" calcext:value-type="float">
            <text:p>2,846,717.689</text:p>
          </table:table-cell>
          <table:table-cell office:value-type="float" office:value="3003230.51428587" calcext:value-type="float">
            <text:p>3,003,230.514</text:p>
          </table:table-cell>
        </table:table-row>
        <table:table-row table:style-name="ro1">
          <table:table-cell office:value-type="string" calcext:value-type="string">
            <text:p>Proxy Energy</text:p>
          </table:table-cell>
          <table:table-cell table:number-columns-repeated="5" office:value-type="float" office:value="166866.6" calcext:value-type="float">
            <text:p>166,866.600</text:p>
          </table:table-cell>
        </table:table-row>
        <table:table-row table:style-name="ro1">
          <table:table-cell office:value-type="string" calcext:value-type="string">
            <text:p>Router Energy</text:p>
          </table:table-cell>
          <table:table-cell table:number-columns-repeated="5" office:value-type="float" office:value="166866.6" calcext:value-type="float">
            <text:p>166,866.600</text:p>
          </table:table-cell>
        </table:table-row>
        <table:table-row table:style-name="ro1">
          <table:table-cell office:value-type="string" calcext:value-type="string">
            <text:p>Mobile Energy</text:p>
          </table:table-cell>
          <table:table-cell table:number-columns-repeated="5" office:value-type="float" office:value="169419.771" calcext:value-type="float">
            <text:p>169,419.771</text:p>
          </table:table-cell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25" calcext:value-type="float">
            <text:p>125.000</text:p>
          </table:table-cell>
          <table:table-cell office:value-type="float" office:value="170" calcext:value-type="float">
            <text:p>170.000</text:p>
          </table:table-cell>
          <table:table-cell office:value-type="float" office:value="258" calcext:value-type="float">
            <text:p>258.000</text:p>
          </table:table-cell>
          <table:table-cell office:value-type="float" office:value="387" calcext:value-type="float">
            <text:p>387.000</text:p>
          </table:table-cell>
          <table:table-cell office:value-type="float" office:value="702" calcext:value-type="float">
            <text:p>702.000</text:p>
          </table:table-cell>
        </table:table-row>
        <table:table-row table:style-name="ro1">
          <table:table-cell table:style-name="ce2" office:value-type="string" calcext:value-type="string">
            <text:p>[motion_detector, object_detector, object_tracker]</text:p>
          </table:table-cell>
          <table:table-cell office:value-type="float" office:value="105.062296195652" calcext:value-type="float">
            <text:p>105.062</text:p>
          </table:table-cell>
          <table:table-cell office:value-type="float" office:value="105.013446234472" calcext:value-type="float">
            <text:p>105.013</text:p>
          </table:table-cell>
          <table:table-cell office:value-type="float" office:value="105.210451038432" calcext:value-type="float">
            <text:p>105.210</text:p>
          </table:table-cell>
          <table:table-cell office:value-type="float" office:value="105.621974172651" calcext:value-type="float">
            <text:p>105.622</text:p>
          </table:table-cell>
          <table:table-cell office:value-type="float" office:value="106.427732913976" calcext:value-type="float">
            <text:p>106.428</text:p>
          </table:table-cell>
        </table:table-row>
        <table:table-row table:style-name="ro1">
          <table:table-cell table:style-name="ce3" office:value-type="string" calcext:value-type="string">
            <text:p>[object_tracker, PTZ_CONTROL]</text:p>
          </table:table-cell>
          <table:table-cell table:number-columns-repeated="5" office:value-type="float" office:value="105.13" calcext:value-type="float">
            <text:p>105.130</text:p>
          </table:table-cell>
        </table:table-row>
        <table:table-row table:style-name="ro1">
          <table:table-cell office:value-type="string" calcext:value-type="string">
            <text:p>MOTION_VIDEO_STREAM</text:p>
          </table:table-cell>
          <table:table-cell office:value-type="float" office:value="0.144642857142799" calcext:value-type="float">
            <text:p>.145</text:p>
          </table:table-cell>
          <table:table-cell office:value-type="float" office:value="0.122788512300642" calcext:value-type="float">
            <text:p>.123</text:p>
          </table:table-cell>
          <table:table-cell office:value-type="float" office:value="0.122408425039356" calcext:value-type="float">
            <text:p>.122</text:p>
          </table:table-cell>
          <table:table-cell office:value-type="float" office:value="0.124606967787016" calcext:value-type="float">
            <text:p>.125</text:p>
          </table:table-cell>
          <table:table-cell office:value-type="float" office:value="0.159967626094596" calcext:value-type="float">
            <text:p>.160</text:p>
          </table:table-cell>
        </table:table-row>
        <table:table-row table:style-name="ro1">
          <table:table-cell office:value-type="string" calcext:value-type="string">
            <text:p>DETECTED_OBJECT</text:p>
          </table:table-cell>
          <table:table-cell office:value-type="float" office:value="0.144642857142799" calcext:value-type="float">
            <text:p>.145</text:p>
          </table:table-cell>
          <table:table-cell table:number-columns-repeated="2" office:value-type="float" office:value="0.144642857142799" calcext:value-type="float">
            <text:p>.145</text:p>
          </table:table-cell>
          <table:table-cell office:value-type="float" office:value="0.181547619047781" calcext:value-type="float">
            <text:p>.182</text:p>
          </table:table-cell>
          <table:table-cell office:value-type="float" office:value="0.199047619047891" calcext:value-type="float">
            <text:p>.199</text:p>
          </table:table-cell>
        </table:table-row>
        <table:table-row table:style-name="ro1">
          <table:table-cell office:value-type="string" calcext:value-type="string">
            <text:p>OBJECT_LOCATION</text:p>
          </table:table-cell>
          <table:table-cell office:value-type="float" office:value="0.122365025153223" calcext:value-type="float">
            <text:p>.122</text:p>
          </table:table-cell>
          <table:table-cell office:value-type="float" office:value="1.32798888968363" calcext:value-type="float">
            <text:p>1.328</text:p>
          </table:table-cell>
          <table:table-cell office:value-type="float" office:value="0.106218834404549" calcext:value-type="float">
            <text:p>.106</text:p>
          </table:table-cell>
          <table:table-cell office:value-type="float" office:value="0.113984594502842" calcext:value-type="float">
            <text:p>.114</text:p>
          </table:table-cell>
          <table:table-cell office:value-type="float" office:value="0.158742418173533" calcext:value-type="float">
            <text:p>.159</text:p>
          </table:table-cell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5" office:value-type="float" office:value="2.09999999999991" calcext:value-type="float">
            <text:p>2.100</text:p>
          </table:table-cell>
        </table:table-row>
        <table:table-row table:style-name="ro1">
          <table:table-cell office:value-type="string" calcext:value-type="string">
            <text:p>Cost of execution in cloud</text:p>
          </table:table-cell>
          <table:table-cell office:value-type="float" office:value="90032.4000000018" calcext:value-type="float">
            <text:p>90,032.400</text:p>
          </table:table-cell>
          <table:table-cell office:value-type="float" office:value="333677.600000004" calcext:value-type="float">
            <text:p>333,677.600</text:p>
          </table:table-cell>
          <table:table-cell office:value-type="float" office:value="283698.400000012" calcext:value-type="float">
            <text:p>283,698.400</text:p>
          </table:table-cell>
          <table:table-cell office:value-type="float" office:value="259042.800000036" calcext:value-type="float">
            <text:p>259,042.800</text:p>
          </table:table-cell>
          <table:table-cell office:value-type="float" office:value="480934.400000171" calcext:value-type="float">
            <text:p>480,934.400</text:p>
          </table:table-cell>
        </table:table-row>
        <table:table-row table:style-name="ro1">
          <table:table-cell office:value-type="string" calcext:value-type="string">
            <text:p>Total network usage</text:p>
          </table:table-cell>
          <table:table-cell office:value-type="float" office:value="40452.6" calcext:value-type="float">
            <text:p>40,452.600</text:p>
          </table:table-cell>
          <table:table-cell office:value-type="float" office:value="80808.4" calcext:value-type="float">
            <text:p>80,808.400</text:p>
          </table:table-cell>
          <table:table-cell office:value-type="float" office:value="161520" calcext:value-type="float">
            <text:p>161,520.000</text:p>
          </table:table-cell>
          <table:table-cell office:value-type="float" office:value="322943.2" calcext:value-type="float">
            <text:p>322,943.200</text:p>
          </table:table-cell>
          <table:table-cell office:value-type="float" office:value="645389.6" calcext:value-type="float">
            <text:p>645,389.600</text:p>
          </table:table-cell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Default"/>
          <table:table-cell table:style-name="ce4" office:value-type="string" calcext:value-type="string">
            <text:p>2 Area_ 1Camera</text:p>
          </table:table-cell>
          <table:table-cell table:style-name="ce4" office:value-type="string" calcext:value-type="string">
            <text:p>2 Area_ 2 Camera</text:p>
          </table:table-cell>
          <table:table-cell table:style-name="ce4" office:value-type="string" calcext:value-type="string">
            <text:p>2 Area_ 4 Camera</text:p>
          </table:table-cell>
          <table:table-cell table:style-name="ce4" office:value-type="string" calcext:value-type="string">
            <text:p>2 Area_ 8 Camera</text:p>
          </table:table-cell>
          <table:table-cell table:style-name="ce4" office:value-type="string" calcext:value-type="string">
            <text:p>2 Area_ 16 Camera</text:p>
          </table:table-cell>
        </table:table-row>
        <table:table-row table:style-name="ro1">
          <table:table-cell office:value-type="string" calcext:value-type="string">
            <text:p>Cloud Energy</text:p>
          </table:table-cell>
          <table:table-cell office:value-type="float" office:value="2899361.87857141" calcext:value-type="float">
            <text:p>2,899,361.879</text:p>
          </table:table-cell>
          <table:table-cell office:value-type="float" office:value="2864108.6928571" calcext:value-type="float">
            <text:p>2,864,108.693</text:p>
          </table:table-cell>
          <table:table-cell office:value-type="float" office:value="2846717.68928571" calcext:value-type="float">
            <text:p>2,846,717.689</text:p>
          </table:table-cell>
          <table:table-cell office:value-type="float" office:value="3003230.51428587" calcext:value-type="float">
            <text:p>3,003,230.514</text:p>
          </table:table-cell>
          <table:table-cell office:value-type="float" office:value="3169988.22857199" calcext:value-type="float">
            <text:p>3,169,988.229</text:p>
          </table:table-cell>
        </table:table-row>
        <table:table-row table:style-name="ro1">
          <table:table-cell office:value-type="string" calcext:value-type="string">
            <text:p>Proxy Energy</text:p>
          </table:table-cell>
          <table:table-cell table:number-columns-repeated="5" office:value-type="float" office:value="166866.6" calcext:value-type="float">
            <text:p>166,866.600</text:p>
          </table:table-cell>
        </table:table-row>
        <table:table-row table:style-name="ro1">
          <table:table-cell office:value-type="string" calcext:value-type="string">
            <text:p>Router Energy</text:p>
          </table:table-cell>
          <table:table-cell table:number-columns-repeated="5" office:value-type="float" office:value="166866.6" calcext:value-type="float">
            <text:p>166,866.600</text:p>
          </table:table-cell>
        </table:table-row>
        <table:table-row table:style-name="ro1">
          <table:table-cell office:value-type="string" calcext:value-type="string">
            <text:p>Mobile Energy</text:p>
          </table:table-cell>
          <table:table-cell table:number-columns-repeated="5" office:value-type="float" office:value="169419.771" calcext:value-type="float">
            <text:p>169,419.771</text:p>
          </table:table-cell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65" calcext:value-type="float">
            <text:p>165.000</text:p>
          </table:table-cell>
          <table:table-cell office:value-type="float" office:value="233" calcext:value-type="float">
            <text:p>233.000</text:p>
          </table:table-cell>
          <table:table-cell office:value-type="float" office:value="408" calcext:value-type="float">
            <text:p>408.000</text:p>
          </table:table-cell>
          <table:table-cell office:value-type="float" office:value="626" calcext:value-type="float">
            <text:p>626.000</text:p>
          </table:table-cell>
          <table:table-cell office:value-type="float" office:value="910" calcext:value-type="float">
            <text:p>910.000</text:p>
          </table:table-cell>
        </table:table-row>
        <table:table-row table:style-name="ro1">
          <table:table-cell table:style-name="ce2" office:value-type="string" calcext:value-type="string">
            <text:p>[motion_detector, object_detector, object_tracker]</text:p>
          </table:table-cell>
          <table:table-cell office:value-type="float" office:value="105.013446234472" calcext:value-type="float">
            <text:p>105.013</text:p>
          </table:table-cell>
          <table:table-cell office:value-type="float" office:value="105.210451038432" calcext:value-type="float">
            <text:p>105.210</text:p>
          </table:table-cell>
          <table:table-cell office:value-type="float" office:value="105.621974172651" calcext:value-type="float">
            <text:p>105.622</text:p>
          </table:table-cell>
          <table:table-cell office:value-type="float" office:value="106.427732913976" calcext:value-type="float">
            <text:p>106.428</text:p>
          </table:table-cell>
          <table:table-cell office:value-type="float" office:value="308.27898898956" calcext:value-type="float">
            <text:p>308.279</text:p>
          </table:table-cell>
        </table:table-row>
        <table:table-row table:style-name="ro1">
          <table:table-cell table:style-name="ce2" office:value-type="string" calcext:value-type="string">
            <text:p>[object_tracker, PTZ_CONTROL]</text:p>
          </table:table-cell>
          <table:table-cell table:number-columns-repeated="5" office:value-type="float" office:value="105.13" calcext:value-type="float">
            <text:p>105.130</text:p>
          </table:table-cell>
        </table:table-row>
        <table:table-row table:style-name="ro1">
          <table:table-cell office:value-type="string" calcext:value-type="string">
            <text:p>MOTION_VIDEO_STREAM</text:p>
          </table:table-cell>
          <table:table-cell office:value-type="float" office:value="0.122788512300642" calcext:value-type="float">
            <text:p>.123</text:p>
          </table:table-cell>
          <table:table-cell office:value-type="float" office:value="0.122408425039356" calcext:value-type="float">
            <text:p>.122</text:p>
          </table:table-cell>
          <table:table-cell office:value-type="float" office:value="0.124606967787016" calcext:value-type="float">
            <text:p>.125</text:p>
          </table:table-cell>
          <table:table-cell office:value-type="float" office:value="0.159967626094596" calcext:value-type="float">
            <text:p>.160</text:p>
          </table:table-cell>
          <table:table-cell office:value-type="float" office:value="0.123121280240758" calcext:value-type="float">
            <text:p>.123</text:p>
          </table:table-cell>
        </table:table-row>
        <table:table-row table:style-name="ro1">
          <table:table-cell office:value-type="string" calcext:value-type="string">
            <text:p>DETECTED_OBJECT</text:p>
          </table:table-cell>
          <table:table-cell table:number-columns-repeated="2" office:value-type="float" office:value="0.144642857142799" calcext:value-type="float">
            <text:p>.145</text:p>
          </table:table-cell>
          <table:table-cell office:value-type="float" office:value="0.181547619047781" calcext:value-type="float">
            <text:p>.182</text:p>
          </table:table-cell>
          <table:table-cell office:value-type="float" office:value="0.199047619047891" calcext:value-type="float">
            <text:p>.199</text:p>
          </table:table-cell>
          <table:table-cell office:value-type="float" office:value="0.21071428571463" calcext:value-type="float">
            <text:p>.211</text:p>
          </table:table-cell>
        </table:table-row>
        <table:table-row table:style-name="ro1">
          <table:table-cell office:value-type="string" calcext:value-type="string">
            <text:p>OBJECT_LOCATION</text:p>
          </table:table-cell>
          <table:table-cell office:value-type="float" office:value="1.32798888968363" calcext:value-type="float">
            <text:p>1.328</text:p>
          </table:table-cell>
          <table:table-cell office:value-type="float" office:value="0.106218834404549" calcext:value-type="float">
            <text:p>.106</text:p>
          </table:table-cell>
          <table:table-cell office:value-type="float" office:value="0.113984594502842" calcext:value-type="float">
            <text:p>.114</text:p>
          </table:table-cell>
          <table:table-cell office:value-type="float" office:value="0.158742418173533" calcext:value-type="float">
            <text:p>.159</text:p>
          </table:table-cell>
          <table:table-cell office:value-type="float" office:value="0.104464286565932" calcext:value-type="float">
            <text:p>.104</text:p>
          </table:table-cell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5" office:value-type="float" office:value="2.09999999999991" calcext:value-type="float">
            <text:p>2.100</text:p>
          </table:table-cell>
        </table:table-row>
        <table:table-row table:style-name="ro1">
          <table:table-cell office:value-type="string" calcext:value-type="string">
            <text:p>Cost of execution in cloud</text:p>
          </table:table-cell>
          <table:table-cell office:value-type="float" office:value="333677.600000004" calcext:value-type="float">
            <text:p>333,677.600</text:p>
          </table:table-cell>
          <table:table-cell office:value-type="float" office:value="283698.400000012" calcext:value-type="float">
            <text:p>283,698.400</text:p>
          </table:table-cell>
          <table:table-cell office:value-type="float" office:value="259042.800000036" calcext:value-type="float">
            <text:p>259,042.800</text:p>
          </table:table-cell>
          <table:table-cell office:value-type="float" office:value="480934.400000171" calcext:value-type="float">
            <text:p>480,934.400</text:p>
          </table:table-cell>
          <table:table-cell office:value-type="float" office:value="717350.400000204" calcext:value-type="float">
            <text:p>717,350.400</text:p>
          </table:table-cell>
        </table:table-row>
        <table:table-row table:style-name="ro1">
          <table:table-cell office:value-type="string" calcext:value-type="string">
            <text:p>Total network usage</text:p>
          </table:table-cell>
          <table:table-cell office:value-type="float" office:value="80810.2" calcext:value-type="float">
            <text:p>80,810.200</text:p>
          </table:table-cell>
          <table:table-cell office:value-type="float" office:value="161521.8" calcext:value-type="float">
            <text:p>161,521.800</text:p>
          </table:table-cell>
          <table:table-cell office:value-type="float" office:value="322945" calcext:value-type="float">
            <text:p>322,945.000</text:p>
          </table:table-cell>
          <table:table-cell office:value-type="float" office:value="645391.4" calcext:value-type="float">
            <text:p>645,391.400</text:p>
          </table:table-cell>
          <table:table-cell office:value-type="float" office:value="1018584.2" calcext:value-type="float">
            <text:p>1,018,584.200</text:p>
          </table:table-cell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Default"/>
          <table:table-cell table:style-name="ce4" office:value-type="string" calcext:value-type="string">
            <text:p>1 Area_ 1Camera</text:p>
          </table:table-cell>
          <table:table-cell table:style-name="ce4" office:value-type="string" calcext:value-type="string">
            <text:p>1 Area_ 2 Camera</text:p>
          </table:table-cell>
          <table:table-cell table:style-name="ce4" office:value-type="string" calcext:value-type="string">
            <text:p>1 Area_ 4 Camera</text:p>
          </table:table-cell>
          <table:table-cell table:style-name="ce4" office:value-type="string" calcext:value-type="string">
            <text:p>1 Area_ 8 Camera</text:p>
          </table:table-cell>
          <table:table-cell table:style-name="Default"/>
        </table:table-row>
        <table:table-row table:style-name="ro1">
          <table:table-cell office:value-type="string" calcext:value-type="string">
            <text:p>Cloud Energy</text:p>
          </table:table-cell>
          <table:table-cell office:value-type="float" office:value="2727504.99642852" calcext:value-type="float">
            <text:p>2,727,504.996</text:p>
          </table:table-cell>
          <table:table-cell office:value-type="float" office:value="2724200.25714275" calcext:value-type="float">
            <text:p>2,724,200.257</text:p>
          </table:table-cell>
          <table:table-cell office:value-type="float" office:value="2764539.06785706" calcext:value-type="float">
            <text:p>2,764,539.068</text:p>
          </table:table-cell>
          <table:table-cell office:value-type="float" office:value="2845738.65357141" calcext:value-type="float">
            <text:p>2,845,738.654</text:p>
          </table:table-cell>
          <table:table-cell table:style-name="Default"/>
        </table:table-row>
        <table:table-row table:style-name="ro1">
          <table:table-cell office:value-type="string" calcext:value-type="string">
            <text:p>Proxy Energy</text:p>
          </table:table-cell>
          <table:table-cell table:number-columns-repeated="4" office:value-type="float" office:value="166866.6" calcext:value-type="float">
            <text:p>166,866.600</text:p>
          </table:table-cell>
          <table:table-cell table:style-name="Default"/>
        </table:table-row>
        <table:table-row table:style-name="ro1">
          <table:table-cell office:value-type="string" calcext:value-type="string">
            <text:p>Router Energy</text:p>
          </table:table-cell>
          <table:table-cell table:number-columns-repeated="4" office:value-type="float" office:value="166866.6" calcext:value-type="float">
            <text:p>166,866.600</text:p>
          </table:table-cell>
          <table:table-cell table:style-name="Default"/>
        </table:table-row>
        <table:table-row table:style-name="ro1">
          <table:table-cell office:value-type="string" calcext:value-type="string">
            <text:p>Mobile Energy</text:p>
          </table:table-cell>
          <table:table-cell table:number-columns-repeated="4" office:value-type="float" office:value="169419.771" calcext:value-type="float">
            <text:p>169,419.771</text:p>
          </table:table-cell>
          <table:table-cell table:style-name="Default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39" calcext:value-type="float">
            <text:p>139.000</text:p>
          </table:table-cell>
          <table:table-cell office:value-type="float" office:value="175" calcext:value-type="float">
            <text:p>175.000</text:p>
          </table:table-cell>
          <table:table-cell office:value-type="float" office:value="238" calcext:value-type="float">
            <text:p>238.000</text:p>
          </table:table-cell>
          <table:table-cell office:value-type="float" office:value="400" calcext:value-type="float">
            <text:p>400.000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[motion_detector, object_detector, object_tracker]</text:p>
          </table:table-cell>
          <table:table-cell office:value-type="float" office:value="105.062296195652" calcext:value-type="float">
            <text:p>105.062</text:p>
          </table:table-cell>
          <table:table-cell office:value-type="float" office:value="105.066964285715" calcext:value-type="float">
            <text:p>105.067</text:p>
          </table:table-cell>
          <table:table-cell office:value-type="float" office:value="105.253125" calcext:value-type="float">
            <text:p>105.253</text:p>
          </table:table-cell>
          <table:table-cell office:value-type="float" office:value="105.646205357143" calcext:value-type="float">
            <text:p>105.646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[object_tracker, PTZ_CONTROL]</text:p>
          </table:table-cell>
          <table:table-cell table:number-columns-repeated="4" office:value-type="float" office:value="105.13" calcext:value-type="float">
            <text:p>105.130</text:p>
          </table:table-cell>
          <table:table-cell table:style-name="Default"/>
        </table:table-row>
        <table:table-row table:style-name="ro1">
          <table:table-cell office:value-type="string" calcext:value-type="string">
            <text:p>MOTION_VIDEO_STREAM</text:p>
          </table:table-cell>
          <table:table-cell office:value-type="float" office:value="0.144642857142799" calcext:value-type="float">
            <text:p>.145</text:p>
          </table:table-cell>
          <table:table-cell office:value-type="float" office:value="0.174404761904574" calcext:value-type="float">
            <text:p>.174</text:p>
          </table:table-cell>
          <table:table-cell office:value-type="float" office:value="0.159642857142702" calcext:value-type="float">
            <text:p>.160</text:p>
          </table:table-cell>
          <table:table-cell office:value-type="float" office:value="0.156169467787038" calcext:value-type="float">
            <text:p>.156</text:p>
          </table:table-cell>
          <table:table-cell table:style-name="Default"/>
        </table:table-row>
        <table:table-row table:style-name="ro1">
          <table:table-cell office:value-type="string" calcext:value-type="string">
            <text:p>DETECTED_OBJECT</text:p>
          </table:table-cell>
          <table:table-cell office:value-type="float" office:value="0.144642857142799" calcext:value-type="float">
            <text:p>.145</text:p>
          </table:table-cell>
          <table:table-cell table:number-columns-repeated="2" office:value-type="float" office:value="0.144642857142799" calcext:value-type="float">
            <text:p>.145</text:p>
          </table:table-cell>
          <table:table-cell office:value-type="float" office:value="0.114880952380872" calcext:value-type="float">
            <text:p>.115</text:p>
          </table:table-cell>
          <table:table-cell table:style-name="Default"/>
        </table:table-row>
        <table:table-row table:style-name="ro1">
          <table:table-cell office:value-type="string" calcext:value-type="string">
            <text:p>OBJECT_LOCATION</text:p>
          </table:table-cell>
          <table:table-cell office:value-type="float" office:value="0.122365025153223" calcext:value-type="float">
            <text:p>.122</text:p>
          </table:table-cell>
          <table:table-cell office:value-type="float" office:value="0.129762075061059" calcext:value-type="float">
            <text:p>.130</text:p>
          </table:table-cell>
          <table:table-cell office:value-type="float" office:value="0.135597962881792" calcext:value-type="float">
            <text:p>.136</text:p>
          </table:table-cell>
          <table:table-cell office:value-type="float" office:value="0.138362877065917" calcext:value-type="float">
            <text:p>.138</text:p>
          </table:table-cell>
          <table:table-cell table:style-name="Default"/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4" office:value-type="float" office:value="2.09999999999991" calcext:value-type="float">
            <text:p>2.100</text:p>
          </table:table-cell>
          <table:table-cell table:style-name="Default"/>
        </table:table-row>
        <table:table-row table:style-name="ro1">
          <table:table-cell office:value-type="string" calcext:value-type="string">
            <text:p>Cost of execution in cloud</text:p>
          </table:table-cell>
          <table:table-cell office:value-type="float" office:value="90032.4000000018" calcext:value-type="float">
            <text:p>90,032.400</text:p>
          </table:table-cell>
          <table:table-cell office:value-type="float" office:value="85347.1999999852" calcext:value-type="float">
            <text:p>85,347.200</text:p>
          </table:table-cell>
          <table:table-cell office:value-type="float" office:value="142536.400000017" calcext:value-type="float">
            <text:p>142,536.400</text:p>
          </table:table-cell>
          <table:table-cell office:value-type="float" office:value="257654.800000057" calcext:value-type="float">
            <text:p>257,654.800</text:p>
          </table:table-cell>
          <table:table-cell table:style-name="Default"/>
        </table:table-row>
        <table:table-row table:style-name="ro1">
          <table:table-cell office:value-type="string" calcext:value-type="string">
            <text:p>Total network usage</text:p>
          </table:table-cell>
          <table:table-cell office:value-type="float" office:value="40452.6" calcext:value-type="float">
            <text:p>40,452.600</text:p>
          </table:table-cell>
          <table:table-cell office:value-type="float" office:value="80808.4" calcext:value-type="float">
            <text:p>80,808.400</text:p>
          </table:table-cell>
          <table:table-cell office:value-type="float" office:value="161520" calcext:value-type="float">
            <text:p>161,520.000</text:p>
          </table:table-cell>
          <table:table-cell office:value-type="float" office:value="322943.2" calcext:value-type="float">
            <text:p>322,943.200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0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9:17:42.941096928</meta:creation-date>
    <meta:generator>LibreOffice/7.3.6.2$Linux_X86_64 LibreOffice_project/30$Build-2</meta:generator>
    <dc:date>2022-12-07T13:07:02.490315833</dc:date>
    <meta:editing-duration>PT17H29M34S</meta:editing-duration>
    <meta:editing-cycles>3</meta:editing-cycles>
    <meta:document-statistic meta:table-count="1" meta:cell-count="235" meta:object-count="0"/>
  </office:meta>
</office:document-meta>
</file>